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946cm" fo:min-width="23.42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81cm" fo:min-width="17.93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5.924cm" svg:height="0.39cm" svg:x="3.197cm" svg:y="8.121cm">
          <draw:text-box>
            <text:p text:style-name="P1"><text:span text:style-name="T1"><text:s text:c="6"/></text:span><text:span text:style-name="T3"><text:s text:c="40"/></text:span><text:span text:style-name="T3">Системы программирования языка Си <text:s text:c="67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55"/></text:span><text:span text:style-name="T3"><text:s text:c="34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Изучение конкретной системы программирования на Си и получение </text:span><text:span text:style-name="T3">навыков подготовки 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текстов и отладки программ. В рамках работы нужно изучить и освоить основные этапы процесса компиляции <text:s text:c="2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/></text:span><text:span text:style-name="T3">и подготовки программ к выполнению. <text:s text:c="77"/></text:span><text:span text:style-name="T3"><text:s text:c="45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1"><text:s/></text:span><text:span text:style-name="T3"><text:s/></text:span><text:span text:style-name="T3">Написать программу. Показать поэтапно её успешную компиляцию. <text:s/>На </text:span><text:span text:style-name="T3">каж-</text:span></text:p>
          </draw:text-box>
        </draw:frame>
        <draw:frame draw:style-name="gr9" draw:text-style-name="P2" draw:layer="layout" svg:width="23.426cm" svg:height="1.946cm" svg:x="2.3cm" svg:y="11.772cm">
          <draw:text-box>
            <text:p text:style-name="P1"><text:span text:style-name="T3">дом этапе компиляции, а также на этапе выполнения программы, выполнить: внести в код ошибку, которая <text:s text:c="6"/></text:span></text:p>
            <text:p text:style-name="P1"><text:span text:style-name="T3">сломает компиляцию/программу на рассматриваемом этапе; продемонстрировать, что ошибка произошла имен-</text:span></text:p>
            <text:p text:style-name="P1"><text:span text:style-name="T3">но на этом этапе; исправить ошибку и продемонстрировать её отсутствие. <text:s text:c="63"/></text:span></text:p>
            <text:p text:style-name="P1"><text:span text:style-name="T3"><text:s text:c="190"/></text:span></text:p>
            <text:p text:style-name="P1"><text:span text:style-name="T3"><text:s text:c="190"/>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</text:span><text:span text:style-name="T2">Обо</text:span><text:span text:style-name="T2">руд</text:span><text:span text:style-name="T2">ова</text:span><text:span text:style-name="T2">ние </text:span><text:span text:style-name="T4">(лаб</text:span><text:span text:style-name="T4">орат</text:span><text:span text:style-name="T4">орно</text:span><text:span text:style-name="T4">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</text:span><text:span text:style-name="T1">__________________ с <text:s text:c="2"/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</text:span><text:span text:style-name="T1">Д </text:span><text:span text:style-name="T1">___</text:span><text:span text:style-name="T1">___</text:span><text:span text:style-name="T1">___</text:span><text:span text:style-name="T1">_ </text:span><text:span text:style-name="T1">Мб. </text:span><text:span text:style-name="T1"><text:s/></text:span><text:span text:style-name="T1">Тер</text:span><text:span text:style-name="T1">мин</text:span><text:span text:style-name="T1">ал </text:span><text:span text:style-name="T1">___</text:span><text:span text:style-name="T1">___</text:span><text:span text:style-name="T1">___</text:span><text:span text:style-name="T1">_ </text:span><text:span text:style-name="T1">адр</text:span><text:span text:style-name="T1">ес 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. </text:span><text:span text:style-name="T1">При</text:span><text:span text:style-name="T1">нте</text:span><text:span text:style-name="T1">р <text:s/>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__________________________________________</text:span></text:p>
          </draw:text-box>
        </draw:frame>
        <draw:frame draw:style-name="gr14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15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6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14"/></text:span><text:span text:style-name="T3"><text:s text:c="42"/></text:span></text:p>
          </draw:text-box>
        </draw:frame>
        <draw:frame draw:style-name="gr14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__</text:span><text:span text:style-name="T1">_______________</text:span></text:p>
          </draw:text-box>
        </draw:frame>
        <draw:frame draw:style-name="gr17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8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9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версия </text:span><text:span text:style-name="T1">_____________</text:span></text:p>
          </draw:text-box>
        </draw:frame>
        <draw:frame draw:style-name="gr20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1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версия ________________</text:span></text:p>
          </draw:text-box>
        </draw:frame>
        <draw:frame draw:style-name="gr22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версия _________________</text:span></text:p>
          </draw:text-box>
        </draw:frame>
        <draw:frame draw:style-name="gr23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14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4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25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данных__________________________________________________</text:span></text:p>
          </draw:text-box>
        </draw:frame>
        <draw:frame draw:style-name="gr14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6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7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8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9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_____________________</text:span></text:p>
          </draw:text-box>
        </draw:frame>
        <draw:frame draw:style-name="gr30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1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_______________</text:span></text:p>
          </draw:text-box>
        </draw:frame>
        <draw:frame draw:style-name="gr22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_______________</text:span></text:p>
          </draw:text-box>
        </draw:frame>
        <draw:frame draw:style-name="gr23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14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4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14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1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___________________________</text:span></text:p>
          </draw:text-box>
        </draw:frame>
        <draw:frame draw:style-name="gr14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2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8</text:span></text:p>
          </draw:text-box>
        </draw:frame>
        <draw:frame draw:style-name="gr33" draw:text-style-name="P4" draw:layer="layout" svg:width="6.424cm" svg:height="0.505cm" svg:x="1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4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списку <text:s/></text:span><text:span text:style-name="T3">11</text:span></text:p>
          </draw:text-box>
        </draw:frame>
        <draw:frame draw:style-name="gr35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6" draw:text-style-name="P2" draw:layer="layout" svg:width="7.33cm" svg:height="0.39cm" svg:x="10.114cm" svg:y="4.087cm">
          <draw:text-box>
            <text:p text:style-name="P1"><text:span text:style-name="T1">Работа выполнена: « <text:s text:c="3"/>» </text:span><text:span text:style-name="T3">ноября </text:span><text:span text:style-name="T12">202</text:span><text:span text:style-name="T3">1</text:span><text:span text:style-name="T1">г.</text:span></text:p>
          </draw:text-box>
        </draw:frame>
        <draw:frame draw:style-name="gr37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8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9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40" draw:text-style-name="P5" draw:layer="layout" svg:width="1.753cm" svg:height="2.1cm" svg:x="2.048cm" svg:y="1.481cm" svg:viewBox="0 0 1754 2101" draw:points="1754,2101 0,2101 0,0 1754,0">
          <text:p/>
        </draw:polygon>
        <draw:frame draw:style-name="gr41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2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3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формах: словесной, псевдокода, графической [блок-схема, диаграмма, рисунок, </text:span></text:p>
          </draw:text-box>
        </draw:frame>
        <draw:frame draw:style-name="gr44" draw:text-style-name="P8" draw:layer="layout" svg:width="9.184cm" svg:height="0.353cm" svg:x="1.764cm" svg:y="1.832cm">
          <draw:text-box>
            <text:p text:style-name="P1"><text:span text:style-name="T14">таблица] <text:s/>или формальные спецификации с пред- и постусловиями)</text:span></text:p>
          </draw:text-box>
        </draw:frame>
        <draw:frame draw:style-name="gr45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6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работы, первоначальный текст программы в черновике (можно на отдельном листе) и </text:span></text:p>
          </draw:text-box>
        </draw:frame>
        <draw:frame draw:style-name="gr47" draw:text-style-name="P8" draw:layer="layout" svg:width="5.937cm" svg:height="0.353cm" svg:x="1.764cm" svg:y="13.121cm">
          <draw:text-box>
            <text:p text:style-name="P1"><text:span text:style-name="T14">тесты либо соображения по тестированию].</text:span></text:p>
          </draw:text-box>
        </draw:frame>
        <draw:frame draw:style-name="gr48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9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50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</text:span></text:p>
          </draw:text-box>
        </draw:frame>
        <draw:frame draw:style-name="gr51" draw:text-style-name="P9" draw:layer="layout" svg:width="17.934cm" svg:height="11.281cm" svg:x="1.9cm" svg:y="13.8cm">
          <draw:text-box>
            <text:p><text:span text:style-name="T15">1) Придумать идею для программы.</text:span></text:p>
            <text:p><text:span text:style-name="T15">2) Реализовать программу, которая будет выводить в консоль пирамидку/пирамидки из звёздочек.</text:span></text:p>
            <text:p><text:span text:style-name="T15">Высота пирамидки регулируется переменной в функции main. Объявление и определение </text:span></text:p>
            <text:p><text:span text:style-name="T15">функции построения пирамидки вынести в отдельные файлы make.h и make.c соответственно.</text:span></text:p>
            <text:p><text:span text:style-name="T15">3) Показать успешную компиляцию программы на этапе препроцессинга командами </text:span></text:p>
            <text:p><text:span text:style-name="T15">gcc -std=c99 -pedantic -Wall -E main.c</text:span></text:p>
            <text:p><text:span text:style-name="T15">gcc -std=c99 -pedantic -Wall -E make.c</text:span></text:p>
            <text:p><text:span text:style-name="T15">4) Показать успешную компиляцию программы на этапе компиляции в ассемблер командой </text:span></text:p>
            <text:p><text:span text:style-name="T15">gcc -std=c99 -pedantic -Wall -S main.c make.c</text:span></text:p>
            <text:p><text:span text:style-name="T15">5) Показать успешную компиляцию программы на этапе ассемблирования командой </text:span></text:p>
            <text:p><text:span text:style-name="T15">gcc -std=c99 -pedantic -Wall -с main.s make.s</text:span></text:p>
            <text:p><text:span text:style-name="T15">5) Показать успешную компиляцию программы на этапе линковки командой </text:span></text:p>
            <text:p><text:span text:style-name="T15">gcc -std=c99 -pedantic -Wall main.o make.o</text:span></text:p>
            <text:p><text:span text:style-name="T15">6) Показать успешное выполнение работы программы командой ./a.out</text:span></text:p>
            <text:p><text:span text:style-name="T15">7) На каждом этапе компиляции и выполнения программы продемонстрировать ошибку:</text:span></text:p>
            <text:p><text:span text:style-name="T15"><text:s text:c="4"/></text:span><text:span text:style-name="T15">- внести в код ошибку;</text:span></text:p>
            <text:p><text:span text:style-name="T15"><text:s text:c="4"/></text:span><text:span text:style-name="T15">- напечатать исходные файлы, где есть ошибка;</text:span></text:p>
            <text:p><text:span text:style-name="T15"><text:s text:c="4"/></text:span><text:span text:style-name="T15">- скомпилировать программу до текущего этапа, демонстрируя, что ошибок на предыдущих</text:span></text:p>
            <text:p><text:span text:style-name="T15">этапах нет. </text:span></text:p>
            <text:p><text:span text:style-name="T15"><text:s text:c="4"/></text:span><text:span text:style-name="T15">- попытаться скомпилировать/выполнить программу на текущем этапе, тем самым </text:span></text:p>
            <text:p><text:span text:style-name="T15">демонстрируя ошибку;</text:span></text:p>
            <text:p><text:span text:style-name="T15"><text:s text:c="4"/></text:span><text:span text:style-name="T15">- исправить ошибку;</text:span></text:p>
            <text:p><text:span text:style-name="T15"><text:s text:c="4"/></text:span><text:span text:style-name="T15">- показать исправленные файлы;</text:span></text:p>
            <text:p><text:span text:style-name="T15"><text:s text:c="4"/></text:span><text:span text:style-name="T15">- скомпилировать/выполнить программу, тем самым демонстрируя, что ошибка отсутствует.</text:span></text:p>
          </draw:text-box>
        </draw:frame>
        <draw:frame draw:style-name="gr52" draw:text-style-name="P9" draw:layer="layout" svg:width="17.6cm" svg:height="5.641cm" svg:x="1.7cm" svg:y="2.4cm">
          <draw:text-box>
            <text:p><text:span text:style-name="T15">1) Нужно написать такую программу, чтобы на ней можно было продемонстрировать все ошибки на каждом из этапов компиляции, а также на этапе выполнения.</text:span></text:p>
            <text:p><text:span text:style-name="T15">2) На этапе препроцессинга продемонстрировать ошибки: указать несуществующий header и написать несуществующую директиву.</text:span></text:p>
            <text:p><text:span text:style-name="T15">3) На этапе компиляции в ассемблер продемонстрировать: ошибку в синтаксисе, использование необъявленной переменной.</text:span></text:p>
            <text:p><text:span text:style-name="T15">4) На этапе ассемблирования: указать неверную инструкцию для ассемблера.</text:span></text:p>
            <text:p><text:span text:style-name="T15">5) На этапе линковки: убрать из исполнительного файла определение функции, но указать её объявление в заголовочном файле; написать определение одной функции в разных подключаемых файлах.</text:span></text:p>
            <text:p><text:span text:style-name="T15">6) На этапе выполнения программы показать ошибку деления на ноль при определенных входных аргументах.</text:span></text:p>
          </draw:text-box>
        </draw:frame>
      </draw:page>
      <draw:page draw:name="page3" draw:style-name="dp1" draw:master-page-name="master-page35">
        <draw:frame draw:style-name="gr53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4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листинг окончательного варианта программы с тестовыми примерами, подписанный </text:span></text:p>
          </draw:text-box>
        </draw:frame>
        <draw:frame draw:style-name="gr55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6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7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8" draw:text-style-name="P10" draw:layer="layout" svg:width="14.175cm" svg:height="0.353cm" svg:x="5.2cm" svg:y="1.5cm">
          <draw:text-box>
            <text:p text:style-name="P1"><text:span text:style-name="T13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9" draw:text-style-name="P7" draw:layer="layout" svg:width="17.829cm" svg:height="0.353cm" svg:x="1.043cm" svg:y="1.891cm">
          <draw:text-box>
            <text:p text:style-name="P1"><text:span text:style-name="T13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60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60" draw:text-style-name="P5" draw:layer="layout" svg:x1="1.042cm" svg:y1="4.529cm" svg:x2="19.144cm" svg:y2="4.529cm">
          <text:p/>
        </draw:line>
        <draw:line draw:style-name="gr60" draw:text-style-name="P5" draw:layer="layout" svg:x1="14.512cm" svg:y1="3.292cm" svg:x2="14.512cm" svg:y2="17.267cm">
          <text:p/>
        </draw:line>
        <draw:line draw:style-name="gr60" draw:text-style-name="P5" draw:layer="layout" svg:x1="9.619cm" svg:y1="3.292cm" svg:x2="9.619cm" svg:y2="17.267cm">
          <text:p/>
        </draw:line>
        <draw:line draw:style-name="gr60" draw:text-style-name="P5" draw:layer="layout" svg:x1="5.699cm" svg:y1="3.292cm" svg:x2="5.699cm" svg:y2="17.267cm">
          <text:p/>
        </draw:line>
        <draw:line draw:style-name="gr60" draw:text-style-name="P5" draw:layer="layout" svg:x1="4.2cm" svg:y1="3.292cm" svg:x2="4.2cm" svg:y2="17.267cm">
          <text:p/>
        </draw:line>
        <draw:line draw:style-name="gr60" draw:text-style-name="P5" draw:layer="layout" svg:x1="2.964cm" svg:y1="3.292cm" svg:x2="2.964cm" svg:y2="17.267cm">
          <text:p/>
        </draw:line>
        <draw:line draw:style-name="gr60" draw:text-style-name="P5" draw:layer="layout" svg:x1="1.711cm" svg:y1="3.292cm" svg:x2="1.711cm" svg:y2="17.267cm">
          <text:p/>
        </draw:line>
        <draw:frame draw:style-name="gr61" draw:text-style-name="P7" draw:layer="layout" svg:width="11.83cm" svg:height="0.353cm" svg:x="1.043cm" svg:y="2.314cm">
          <draw:text-box>
            <text:p text:style-name="P1"><text:span text:style-name="T13">существенном участии преподавателя и других лиц в написании и отладке программы.</text:span></text:p>
          </draw:text-box>
        </draw:frame>
        <draw:frame draw:style-name="gr62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Примечание</text:span></text:p>
          </draw:text-box>
        </draw:frame>
        <draw:frame draw:style-name="gr63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4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5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6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7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__________________________________</text:span></text:p>
          </draw:text-box>
        </draw:frame>
        <draw:frame draw:style-name="gr67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______________________</text:span></text:p>
          </draw:text-box>
        </draw:frame>
        <draw:frame draw:style-name="gr67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__________________________________</text:span></text:p>
          </draw:text-box>
        </draw:frame>
        <draw:frame draw:style-name="gr68" draw:text-style-name="P6" draw:layer="layout" svg:width="2.415cm" svg:height="0.471cm" svg:x="1.7cm" svg:y="19.298cm">
          <draw:text-box>
            <text:p text:style-name="P1"><text:span text:style-name="T1"><text:s/></text:span><text:span text:style-name="T17">11.</text:span><text:span text:style-name="T10"> </text:span><text:span text:style-name="T1"><text:s/></text:span><text:span text:style-name="T17">Выводы</text:span></text:p>
          </draw:text-box>
        </draw:frame>
        <draw:frame draw:style-name="gr69" draw:text-style-name="P3" draw:layer="layout" svg:width="19.2cm" svg:height="5.641cm" svg:x="1.229cm" svg:y="19.704cm">
          <draw:text-box>
            <text:p text:style-name="P1"><text:span text:style-name="T18"><text:s/></text:span><text:span text:style-name="T18">Я попрактиковался в составлении программ на Си. Узнал про этапы компиляции программы и про <text:s text:c="3"/></text:span></text:p>
            <text:p text:style-name="P1"><text:span text:style-name="T18">ошибки, которые могут возникать на каждом этапе. Теперь я лучше понимаю процесс работы компи-</text:span></text:p>
            <text:p text:style-name="P1"><text:span text:style-name="T18">лятора. Также в процессе работы я хотел сломать программу на этапе выполнения, указав отрицатель-</text:span></text:p>
            <text:p text:style-name="P1"><text:span text:style-name="T18">ный размер массиву, и был удивлён: массив принял отрицательный размер и программа успешно <text:s text:c="7"/></text:span></text:p>
            <text:p text:style-name="P1"><text:span text:style-name="T18">отработала. <text:s text:c="154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/></text:p>
          </draw:text-box>
        </draw:frame>
        <draw:frame draw:style-name="gr70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________________________________</text:span></text:p>
          </draw:text-box>
        </draw:frame>
        <draw:frame draw:style-name="gr67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7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7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7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7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1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7T23:23:45.294176646</dc:date>
    <meta:editing-duration>PT3H48M35S</meta:editing-duration>
    <meta:editing-cycles>50</meta:editing-cycles>
    <meta:generator>LibreOffice/6.4.7.2$Linux_X86_64 LibreOffice_project/40$Build-2</meta:generator>
    <meta:document-statistic meta:object-count="112"/>
  </office:meta>
</office:document-meta>
</file>